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opacity="50%" draw:textarea-horizontal-align="justify" draw:textarea-vertical-align="middle" draw:auto-grow-height="false" draw:shadow-offset-x="0.31cm" draw:shadow-offset-y="0.31cm" draw:shadow-opacity="50%"/>
    </style:style>
    <style:style style:name="P1" style:family="paragraph">
      <style:text-properties fo:font-family="LMMonoCaps10" style:font-style-name="Standard" style:font-pitch="fixed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family="LMMonoCaps10" style:font-style-name="Standard" style:font-pitch="fixe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0.806cm" svg:x="2.27cm" svg:y="1.545cm">
          <draw:text-box>
            <text:p><text:span text:style-name="T1">MAX</text:span></text:p>
          </draw:text-box>
        </draw:frame>
        <draw:frame draw:style-name="gr1" draw:text-style-name="P1" draw:layer="layout" svg:width="1.905cm" svg:height="0.806cm" svg:x="2.27cm" svg:y="2.08cm">
          <draw:text-box>
            <text:p><text:span text:style-name="T1">AXT</text:span></text:p>
          </draw:text-box>
        </draw:frame>
        <draw:frame draw:style-name="gr1" draw:text-style-name="P1" draw:layer="layout" svg:width="1.905cm" svg:height="0.806cm" svg:x="2.27cm" svg:y="2.615cm">
          <draw:text-box>
            <text:p><text:span text:style-name="T1">EHE</text:span></text:p>
          </draw:text-box>
        </draw:frame>
        <draw:frame draw:style-name="gr1" draw:text-style-name="P1" draw:layer="layout" svg:width="1.905cm" svg:height="0.806cm" svg:x="2.27cm" svg:y="3.15cm">
          <draw:text-box>
            <text:p><text:span text:style-name="T1">BAU</text:span></text:p>
          </draw:text-box>
        </draw:frame>
        <draw:frame draw:style-name="gr1" draw:text-style-name="P1" draw:layer="layout" svg:width="1.905cm" svg:height="0.806cm" svg:x="2.27cm" svg:y="3.685cm">
          <draw:text-box>
            <text:p><text:span text:style-name="T1">SAU</text:span></text:p>
          </draw:text-box>
        </draw:frame>
        <draw:frame draw:style-name="gr1" draw:text-style-name="P1" draw:layer="layout" svg:width="1.905cm" svg:height="0.806cm" svg:x="2.27cm" svg:y="4.22cm">
          <draw:text-box>
            <text:p><text:span text:style-name="T1">KUH</text:span></text:p>
          </draw:text-box>
        </draw:frame>
        <draw:frame draw:style-name="gr1" draw:text-style-name="P1" draw:layer="layout" svg:width="1.905cm" svg:height="0.806cm" svg:x="2.27cm" svg:y="4.755cm">
          <draw:text-box>
            <text:p><text:span text:style-name="T1">TAT</text:span></text:p>
          </draw:text-box>
        </draw:frame>
        <draw:frame draw:style-name="gr1" draw:text-style-name="P1" draw:layer="layout" svg:width="1.905cm" svg:height="0.806cm" svg:x="2.27cm" svg:y="5.29cm">
          <draw:text-box>
            <text:p><text:span text:style-name="T1">ART</text:span></text:p>
          </draw:text-box>
        </draw:frame>
        <draw:frame draw:style-name="gr1" draw:text-style-name="P1" draw:layer="layout" svg:width="1.905cm" svg:height="0.806cm" svg:x="2.27cm" svg:y="5.825cm">
          <draw:text-box>
            <text:p><text:span text:style-name="T1">EGO</text:span></text:p>
          </draw:text-box>
        </draw:frame>
        <draw:frame draw:style-name="gr1" draw:text-style-name="P1" draw:layer="layout" svg:width="1.905cm" svg:height="0.806cm" svg:x="2.27cm" svg:y="6.36cm">
          <draw:text-box>
            <text:p><text:span text:style-name="T1">TAG</text:span></text:p>
          </draw:text-box>
        </draw:frame>
        <draw:frame draw:style-name="gr1" draw:text-style-name="P1" draw:layer="layout" svg:width="1.905cm" svg:height="0.806cm" svg:x="2.27cm" svg:y="6.895cm">
          <draw:text-box>
            <text:p><text:span text:style-name="T1">MUT</text:span></text:p>
          </draw:text-box>
        </draw:frame>
        <draw:frame draw:style-name="gr1" draw:text-style-name="P1" draw:layer="layout" svg:width="1.905cm" svg:height="0.806cm" svg:x="2.27cm" svg:y="7.43cm">
          <draw:text-box>
            <text:p><text:span text:style-name="T1">RAT</text:span></text:p>
          </draw:text-box>
        </draw:frame>
        <draw:frame draw:style-name="gr1" draw:text-style-name="P1" draw:layer="layout" svg:width="1.905cm" svg:height="0.806cm" svg:x="2.27cm" svg:y="7.965cm">
          <draw:text-box>
            <text:p><text:span text:style-name="T1">HUT</text:span></text:p>
          </draw:text-box>
        </draw:frame>
        <draw:frame draw:style-name="gr1" draw:text-style-name="P1" draw:layer="layout" svg:width="1.905cm" svg:height="0.806cm" svg:x="2.27cm" svg:y="8.5cm">
          <draw:text-box>
            <text:p><text:span text:style-name="T1">KLO</text:span></text:p>
          </draw:text-box>
        </draw:frame>
        <draw:frame draw:style-name="gr1" draw:text-style-name="P1" draw:layer="layout" svg:width="1.27cm" svg:height="0.806cm" svg:x="5.445cm" svg:y="8.449cm">
          <draw:text-box>
            <text:p><text:span text:style-name="T1">MAX</text:span></text:p>
          </draw:text-box>
        </draw:frame>
        <draw:frame draw:style-name="gr1" draw:text-style-name="P1" draw:layer="layout" svg:width="1.27cm" svg:height="0.806cm" svg:x="5.445cm" svg:y="5.21cm">
          <draw:text-box>
            <text:p><text:span text:style-name="T1">AXT</text:span></text:p>
          </draw:text-box>
        </draw:frame>
        <draw:frame draw:style-name="gr1" draw:text-style-name="P1" draw:layer="layout" svg:width="1.27cm" svg:height="1.543cm" svg:x="5.445cm" svg:y="1.535cm">
          <draw:text-box>
            <text:p><text:span text:style-name="T1">EHE</text:span></text:p>
          </draw:text-box>
        </draw:frame>
        <draw:frame draw:style-name="gr1" draw:text-style-name="P1" draw:layer="layout" svg:width="1.27cm" svg:height="0.806cm" svg:x="5.445cm" svg:y="4.175cm">
          <draw:text-box>
            <text:p><text:span text:style-name="T1">BAU</text:span></text:p>
          </draw:text-box>
        </draw:frame>
        <draw:frame draw:style-name="gr1" draw:text-style-name="P1" draw:layer="layout" svg:width="1.27cm" svg:height="0.806cm" svg:x="5.445cm" svg:y="4.639cm">
          <draw:text-box>
            <text:p><text:span text:style-name="T1">SAU</text:span></text:p>
          </draw:text-box>
        </draw:frame>
        <draw:frame draw:style-name="gr1" draw:text-style-name="P1" draw:layer="layout" svg:width="1.27cm" svg:height="0.806cm" svg:x="5.445cm" svg:y="2.634cm">
          <draw:text-box>
            <text:p><text:span text:style-name="T1">KUH</text:span></text:p>
          </draw:text-box>
        </draw:frame>
        <draw:frame draw:style-name="gr1" draw:text-style-name="P1" draw:layer="layout" svg:width="1.27cm" svg:height="0.806cm" svg:x="5.445cm" svg:y="5.745cm">
          <draw:text-box>
            <text:p><text:span text:style-name="T1">TAT</text:span></text:p>
          </draw:text-box>
        </draw:frame>
        <draw:frame draw:style-name="gr1" draw:text-style-name="P1" draw:layer="layout" svg:width="1.27cm" svg:height="0.806cm" svg:x="5.445cm" svg:y="6.28cm">
          <draw:text-box>
            <text:p><text:span text:style-name="T1">ART</text:span></text:p>
          </draw:text-box>
        </draw:frame>
        <draw:frame draw:style-name="gr1" draw:text-style-name="P1" draw:layer="layout" svg:width="1.27cm" svg:height="0.806cm" svg:x="5.445cm" svg:y="3.169cm">
          <draw:text-box>
            <text:p><text:span text:style-name="T1">EGO</text:span></text:p>
          </draw:text-box>
        </draw:frame>
        <draw:frame draw:style-name="gr1" draw:text-style-name="P1" draw:layer="layout" svg:width="1.37cm" svg:height="0.806cm" svg:x="5.445cm" svg:y="2.07cm">
          <draw:text-box>
            <text:p><text:span text:style-name="T1">TAG</text:span></text:p>
          </draw:text-box>
        </draw:frame>
        <draw:frame draw:style-name="gr1" draw:text-style-name="P1" draw:layer="layout" svg:width="1.27cm" svg:height="0.806cm" svg:x="5.445cm" svg:y="6.844cm">
          <draw:text-box>
            <text:p><text:span text:style-name="T1">MUT</text:span></text:p>
          </draw:text-box>
        </draw:frame>
        <draw:frame draw:style-name="gr1" draw:text-style-name="P1" draw:layer="layout" svg:width="1.27cm" svg:height="0.806cm" svg:x="5.445cm" svg:y="7.379cm">
          <draw:text-box>
            <text:p><text:span text:style-name="T1">RAT</text:span></text:p>
          </draw:text-box>
        </draw:frame>
        <draw:frame draw:style-name="gr1" draw:text-style-name="P1" draw:layer="layout" svg:width="1.27cm" svg:height="0.806cm" svg:x="5.445cm" svg:y="7.914cm">
          <draw:text-box>
            <text:p><text:span text:style-name="T1">HUT</text:span></text:p>
          </draw:text-box>
        </draw:frame>
        <draw:frame draw:style-name="gr1" draw:text-style-name="P1" draw:layer="layout" svg:width="1.27cm" svg:height="0.806cm" svg:x="5.445cm" svg:y="3.704cm">
          <draw:text-box>
            <text:p><text:span text:style-name="T1">KLO</text:span></text:p>
          </draw:text-box>
        </draw:frame>
        <draw:custom-shape draw:style-name="gr2" draw:text-style-name="P2" draw:layer="layout" svg:width="1.27cm" svg:height="0.635cm" svg:x="3.738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24cm" svg:height="7.62cm" svg:x="6.133cm" svg:y="1.59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7cm" svg:height="0.806cm" svg:x="8.544cm" svg:y="4.144cm">
          <draw:text-box>
            <text:p><text:span text:style-name="T1">MAX</text:span></text:p>
          </draw:text-box>
        </draw:frame>
        <draw:frame draw:style-name="gr1" draw:text-style-name="P1" draw:layer="layout" svg:width="1.27cm" svg:height="0.806cm" svg:x="8.54cm" svg:y="8.52cm">
          <draw:text-box>
            <text:p><text:span text:style-name="T1">AXT</text:span></text:p>
          </draw:text-box>
        </draw:frame>
        <draw:frame draw:style-name="gr1" draw:text-style-name="P1" draw:layer="layout" svg:width="1.27cm" svg:height="0.806cm" svg:x="8.52cm" svg:y="5.145cm">
          <draw:text-box>
            <text:p><text:span text:style-name="T1">EHE</text:span></text:p>
          </draw:text-box>
        </draw:frame>
        <draw:frame draw:style-name="gr1" draw:text-style-name="P1" draw:layer="layout" svg:width="1.27cm" svg:height="0.806cm" svg:x="8.528cm" svg:y="2.004cm">
          <draw:text-box>
            <text:p><text:span text:style-name="T1">BAU</text:span></text:p>
          </draw:text-box>
        </draw:frame>
        <draw:frame draw:style-name="gr1" draw:text-style-name="P1" draw:layer="layout" svg:width="1.27cm" svg:height="0.806cm" svg:x="8.514cm" svg:y="2.515cm">
          <draw:text-box>
            <text:p><text:span text:style-name="T1">SAU</text:span></text:p>
          </draw:text-box>
        </draw:frame>
        <draw:frame draw:style-name="gr1" draw:text-style-name="P1" draw:layer="layout" svg:width="1.27cm" svg:height="0.806cm" svg:x="8.544cm" svg:y="6.749cm">
          <draw:text-box>
            <text:p><text:span text:style-name="T1">KUH</text:span></text:p>
          </draw:text-box>
        </draw:frame>
        <draw:frame draw:style-name="gr1" draw:text-style-name="P1" draw:layer="layout" svg:width="1.27cm" svg:height="0.806cm" svg:x="8.528cm" svg:y="3.074cm">
          <draw:text-box>
            <text:p><text:span text:style-name="T1">TAT</text:span></text:p>
          </draw:text-box>
        </draw:frame>
        <draw:frame draw:style-name="gr1" draw:text-style-name="P1" draw:layer="layout" svg:width="1.27cm" svg:height="0.806cm" svg:x="8.536cm" svg:y="6.206cm">
          <draw:text-box>
            <text:p><text:span text:style-name="T1">ART</text:span></text:p>
          </draw:text-box>
        </draw:frame>
        <draw:frame draw:style-name="gr1" draw:text-style-name="P1" draw:layer="layout" svg:width="1.27cm" svg:height="0.806cm" svg:x="8.544cm" svg:y="4.639cm">
          <draw:text-box>
            <text:p><text:span text:style-name="T1">EGO</text:span></text:p>
          </draw:text-box>
        </draw:frame>
        <draw:frame draw:style-name="gr1" draw:text-style-name="P1" draw:layer="layout" svg:width="1.37cm" svg:height="0.806cm" svg:x="8.52cm" svg:y="1.47cm">
          <draw:text-box>
            <text:p><text:span text:style-name="T1">TAG</text:span></text:p>
          </draw:text-box>
        </draw:frame>
        <draw:frame draw:style-name="gr1" draw:text-style-name="P1" draw:layer="layout" svg:width="1.27cm" svg:height="0.806cm" svg:x="8.536cm" svg:y="7.354cm">
          <draw:text-box>
            <text:p><text:span text:style-name="T1">MUT</text:span></text:p>
          </draw:text-box>
        </draw:frame>
        <draw:frame draw:style-name="gr1" draw:text-style-name="P1" draw:layer="layout" svg:width="1.27cm" svg:height="0.806cm" svg:x="8.543cm" svg:y="3.584cm">
          <draw:text-box>
            <text:p><text:span text:style-name="T1">RAT</text:span></text:p>
          </draw:text-box>
        </draw:frame>
        <draw:frame draw:style-name="gr1" draw:text-style-name="P1" draw:layer="layout" svg:width="1.27cm" svg:height="0.806cm" svg:x="8.54cm" svg:y="7.985cm">
          <draw:text-box>
            <text:p><text:span text:style-name="T1">HUT</text:span></text:p>
          </draw:text-box>
        </draw:frame>
        <draw:frame draw:style-name="gr1" draw:text-style-name="P1" draw:layer="layout" svg:width="1.27cm" svg:height="0.806cm" svg:x="8.536cm" svg:y="5.698cm">
          <draw:text-box>
            <text:p><text:span text:style-name="T1">KLO</text:span></text:p>
          </draw:text-box>
        </draw:frame>
        <draw:custom-shape draw:style-name="gr2" draw:text-style-name="P2" draw:layer="layout" svg:width="1.27cm" svg:height="0.635cm" svg:x="6.813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24cm" svg:height="7.62cm" svg:x="8.999cm" svg:y="1.59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7cm" svg:height="0.806cm" svg:x="11.621cm" svg:y="4.173cm">
          <draw:text-box>
            <text:p><text:span text:style-name="T1">MAX</text:span></text:p>
          </draw:text-box>
        </draw:frame>
        <draw:frame draw:style-name="gr1" draw:text-style-name="P1" draw:layer="layout" svg:width="1.27cm" svg:height="0.806cm" svg:x="11.601cm" svg:y="2.021cm">
          <draw:text-box>
            <text:p><text:span text:style-name="T1">AXT</text:span></text:p>
          </draw:text-box>
        </draw:frame>
        <draw:frame draw:style-name="gr1" draw:text-style-name="P1" draw:layer="layout" svg:width="1.452cm" svg:height="0.806cm" svg:x="11.597cm" svg:y="3.574cm">
          <draw:text-box>
            <text:p><text:span text:style-name="T1">EHE</text:span></text:p>
          </draw:text-box>
        </draw:frame>
        <draw:frame draw:style-name="gr1" draw:text-style-name="P1" draw:layer="layout" svg:width="1.27cm" svg:height="0.806cm" svg:x="11.605cm" svg:y="2.533cm">
          <draw:text-box>
            <text:p><text:span text:style-name="T1">BAU</text:span></text:p>
          </draw:text-box>
        </draw:frame>
        <draw:frame draw:style-name="gr1" draw:text-style-name="P1" draw:layer="layout" svg:width="1.27cm" svg:height="0.806cm" svg:x="11.591cm" svg:y="7.444cm">
          <draw:text-box>
            <text:p><text:span text:style-name="T1">SAU</text:span></text:p>
          </draw:text-box>
        </draw:frame>
        <draw:frame draw:style-name="gr1" draw:text-style-name="P1" draw:layer="layout" svg:width="1.27cm" svg:height="0.806cm" svg:x="11.621cm" svg:y="5.778cm">
          <draw:text-box>
            <text:p><text:span text:style-name="T1">KUH</text:span></text:p>
          </draw:text-box>
        </draw:frame>
        <draw:frame draw:style-name="gr1" draw:text-style-name="P1" draw:layer="layout" svg:width="1.27cm" svg:height="0.806cm" svg:x="11.605cm" svg:y="8.503cm">
          <draw:text-box>
            <text:p><text:span text:style-name="T1">TAT</text:span></text:p>
          </draw:text-box>
        </draw:frame>
        <draw:frame draw:style-name="gr1" draw:text-style-name="P1" draw:layer="layout" svg:width="1.27cm" svg:height="0.806cm" svg:x="11.615cm" svg:y="1.465cm">
          <draw:text-box>
            <text:p><text:span text:style-name="T1">ART</text:span></text:p>
          </draw:text-box>
        </draw:frame>
        <draw:frame draw:style-name="gr1" draw:text-style-name="P1" draw:layer="layout" svg:width="1.27cm" svg:height="0.806cm" svg:x="11.589cm" svg:y="3.068cm">
          <draw:text-box>
            <text:p><text:span text:style-name="T1">EGO</text:span></text:p>
          </draw:text-box>
        </draw:frame>
        <draw:frame draw:style-name="gr1" draw:text-style-name="P1" draw:layer="layout" svg:width="1.37cm" svg:height="0.806cm" svg:x="11.597cm" svg:y="7.999cm">
          <draw:text-box>
            <text:p><text:span text:style-name="T1">TAG</text:span></text:p>
          </draw:text-box>
        </draw:frame>
        <draw:frame draw:style-name="gr1" draw:text-style-name="P1" draw:layer="layout" svg:width="1.27cm" svg:height="0.806cm" svg:x="11.613cm" svg:y="6.883cm">
          <draw:text-box>
            <text:p><text:span text:style-name="T1">MUT</text:span></text:p>
          </draw:text-box>
        </draw:frame>
        <draw:frame draw:style-name="gr1" draw:text-style-name="P1" draw:layer="layout" svg:width="1.27cm" svg:height="0.806cm" svg:x="11.62cm" svg:y="6.313cm">
          <draw:text-box>
            <text:p><text:span text:style-name="T1">RAT</text:span></text:p>
          </draw:text-box>
        </draw:frame>
        <draw:frame draw:style-name="gr1" draw:text-style-name="P1" draw:layer="layout" svg:width="1.27cm" svg:height="0.806cm" svg:x="11.617cm" svg:y="4.714cm">
          <draw:text-box>
            <text:p><text:span text:style-name="T1">HUT</text:span></text:p>
          </draw:text-box>
        </draw:frame>
        <draw:frame draw:style-name="gr1" draw:text-style-name="P1" draw:layer="layout" svg:width="1.27cm" svg:height="0.806cm" svg:x="11.613cm" svg:y="5.227cm">
          <draw:text-box>
            <text:p><text:span text:style-name="T1">KLO</text:span></text:p>
          </draw:text-box>
        </draw:frame>
        <draw:custom-shape draw:style-name="gr2" draw:text-style-name="P2" draw:layer="layout" svg:width="1.27cm" svg:height="0.635cm" svg:x="9.89cm" svg:y="4.7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24cm" svg:height="7.62cm" svg:x="11.836cm" svg:y="1.5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7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7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3-22T21:06:06</dc:date>
    <dc:creator>Adrianus Kleemans</dc:creator>
    <meta:editing-duration>PT03H05M44S</meta:editing-duration>
    <meta:editing-cycles>9</meta:editing-cycles>
    <meta:generator>OpenOffice.org/3.2$Linux OpenOffice.org_project/320m19$Build-9505</meta:generator>
    <meta:document-statistic meta:object-count="62"/>
  </office:meta>
</office:document-meta>
</file>